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31.196cm" svg:height="8.987cm" svg:x="0.112cm" svg:y="1.52cm">
            <draw:object draw:notify-on-update-of-ranges="Feuille1.A1:Feuille1.A1 Feuille1.B1:Feuille1.Y1 Feuille1.A3:Feuille1.A3 Feuille1.B3:Feuille1.Y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3" table:default-cell-style-name="Default"/>
        <table:table-row table:style-name="ro1">
          <table:table-cell office:value-type="string">
            <text:p>Fréquence (Khz)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2">
            <text:p>2</text:p>
          </table:table-cell>
          <table:table-cell office:value-type="float" office:value="2.1">
            <text:p>2,1</text:p>
          </table:table-cell>
          <table:table-cell office:value-type="float" office:value="2.2">
            <text:p>2,2</text:p>
          </table:table-cell>
          <table:table-cell office:value-type="float" office:value="2.3">
            <text:p>2,3</text:p>
          </table:table-cell>
          <table:table-cell office:value-type="float" office:value="2.4">
            <text:p>2,4</text:p>
          </table:table-cell>
          <table:table-cell office:value-type="float" office:value="2.5">
            <text:p>2,5</text:p>
          </table:table-cell>
          <table:table-cell office:value-type="float" office:value="2.6">
            <text:p>2,6</text:p>
          </table:table-cell>
          <table:table-cell office:value-type="float" office:value="2.7">
            <text:p>2,7</text:p>
          </table:table-cell>
          <table:table-cell office:value-type="float" office:value="2.8">
            <text:p>2,8</text:p>
          </table:table-cell>
          <table:table-cell office:value-type="float" office:value="2.9">
            <text:p>2,9</text:p>
          </table:table-cell>
          <table:table-cell office:value-type="float" office:value="3">
            <text:p>3</text:p>
          </table:table-cell>
          <table:table-cell office:value-type="float" office:value="3.5">
            <text:p>3,5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Ampitude (V)</text:p>
          </table:table-cell>
          <table:table-cell table:number-columns-repeated="2"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.32">
            <text:p>0,32</text:p>
          </table:table-cell>
          <table:table-cell office:value-type="float" office:value="0.78">
            <text:p>0,78</text:p>
          </table:table-cell>
          <table:table-cell office:value-type="float" office:value="1.02">
            <text:p>1,02</text:p>
          </table:table-cell>
          <table:table-cell office:value-type="float" office:value="1.36">
            <text:p>1,36</text:p>
          </table:table-cell>
          <table:table-cell office:value-type="float" office:value="1.98">
            <text:p>1,98</text:p>
          </table:table-cell>
          <table:table-cell office:value-type="float" office:value="3.16">
            <text:p>3,16</text:p>
          </table:table-cell>
          <table:table-cell office:value-type="float" office:value="3.64">
            <text:p>3,64</text:p>
          </table:table-cell>
          <table:table-cell office:value-type="float" office:value="2.48">
            <text:p>2,48</text:p>
          </table:table-cell>
          <table:table-cell office:value-type="float" office:value="1.7">
            <text:p>1,7</text:p>
          </table:table-cell>
          <table:table-cell office:value-type="float" office:value="1.28">
            <text:p>1,28</text:p>
          </table:table-cell>
          <table:table-cell office:value-type="float" office:value="1.02">
            <text:p>1,02</text:p>
          </table:table-cell>
          <table:table-cell office:value-type="float" office:value="0.86">
            <text:p>0,86</text:p>
          </table:table-cell>
          <table:table-cell office:value-type="float" office:value="0.48">
            <text:p>0,48</text:p>
          </table:table-cell>
          <table:table-cell office:value-type="float" office:value="0.32">
            <text:p>0,32</text:p>
          </table:table-cell>
          <table:table-cell office:value-type="float" office:value="0.24">
            <text:p>0,24</text:p>
          </table:table-cell>
          <table:table-cell office:value-type="float" office:value="0.2">
            <text:p>0,2</text:p>
          </table:table-cell>
          <table:table-cell office:value-type="float" office:value="0.16">
            <text:p>0,16</text:p>
          </table:table-cell>
          <table:table-cell office:value-type="float" office:value="0.12">
            <text:p>0,12</text:p>
          </table:table-cell>
          <table:table-cell office:value-type="float" office:value="0.1">
            <text:p>0,1</text:p>
          </table:table-cell>
          <table:table-cell table:number-columns-repeated="2" office:value-type="float" office:value="0.08">
            <text:p>0,08</text:p>
          </table:table-cell>
        </table:table-row>
        <table:table-row table:style-name="ro1">
          <table:table-cell office:value-type="string">
            <text:p>Amplitude (dBV)</text:p>
          </table:table-cell>
          <table:table-cell table:number-columns-repeated="2" office:value-type="string">
            <text:p>-</text:p>
          </table:table-cell>
          <table:table-cell table:formula="of:=20*LOG([.D2]/4)" office:value-type="float" office:value="-26.0205999132796">
            <text:p>-26,0205999133</text:p>
          </table:table-cell>
          <table:table-cell table:formula="of:=20*LOG([.E2]/4)" office:value-type="float" office:value="-21.9382002601611">
            <text:p>-21,9382002602</text:p>
          </table:table-cell>
          <table:table-cell table:formula="of:=20*LOG([.F2]/4)" office:value-type="float" office:value="-14.1993077727496">
            <text:p>-14,1993077727</text:p>
          </table:table-cell>
          <table:table-cell table:formula="of:=20*LOG([.G2]/4)" office:value-type="float" office:value="-11.8691963913209">
            <text:p>-11,8691963913</text:p>
          </table:table-cell>
          <table:table-cell table:formula="of:=20*LOG([.H2]/4)" office:value-type="float" office:value="-9.3704216591549">
            <text:p>-9,3704216592</text:p>
          </table:table-cell>
          <table:table-cell table:formula="of:=20*LOG([.I2]/4)" office:value-type="float" office:value="-6.10789602132862">
            <text:p>-6,1078960213</text:p>
          </table:table-cell>
          <table:table-cell table:formula="of:=20*LOG([.J2]/4)" office:value-type="float" office:value="-2.04745817419117">
            <text:p>-2,0474581742</text:p>
          </table:table-cell>
          <table:table-cell table:formula="of:=20*LOG([.K2]/4)" office:value-type="float" office:value="-0.819172153578128">
            <text:p>-0,8191721536</text:p>
          </table:table-cell>
          <table:table-cell table:formula="of:=20*LOG([.L2]/4)" office:value-type="float" office:value="-4.15216621003492">
            <text:p>-4,15216621</text:p>
          </table:table-cell>
          <table:table-cell table:formula="of:=20*LOG([.M2]/4)" office:value-type="float" office:value="-7.43222139899377">
            <text:p>-7,432221399</text:p>
          </table:table-cell>
          <table:table-cell table:formula="of:=20*LOG([.N2]/4)" office:value-type="float" office:value="-9.89700043360188">
            <text:p>-9,8970004336</text:p>
          </table:table-cell>
          <table:table-cell table:formula="of:=20*LOG([.O2]/4)" office:value-type="float" office:value="-11.8691963913209">
            <text:p>-11,8691963913</text:p>
          </table:table-cell>
          <table:table-cell table:formula="of:=20*LOG([.P2]/4)" office:value-type="float" office:value="-13.3512308016879">
            <text:p>-13,3512308017</text:p>
          </table:table-cell>
          <table:table-cell table:formula="of:=20*LOG([.Q2]/4)" office:value-type="float" office:value="-18.4163750790475">
            <text:p>-18,416375079</text:p>
          </table:table-cell>
          <table:table-cell table:formula="of:=20*LOG([.R2]/4)" office:value-type="float" office:value="-21.9382002601611">
            <text:p>-21,9382002602</text:p>
          </table:table-cell>
          <table:table-cell table:formula="of:=20*LOG([.S2]/4)" office:value-type="float" office:value="-24.4369749923271">
            <text:p>-24,4369749923</text:p>
          </table:table-cell>
          <table:table-cell table:formula="of:=20*LOG([.T2]/4)" office:value-type="float" office:value="-26.0205999132796">
            <text:p>-26,0205999133</text:p>
          </table:table-cell>
          <table:table-cell table:formula="of:=20*LOG([.U2]/4)" office:value-type="float" office:value="-27.9588001734407">
            <text:p>-27,9588001734</text:p>
          </table:table-cell>
          <table:table-cell table:formula="of:=20*LOG([.V2]/4)" office:value-type="float" office:value="-30.4575749056067">
            <text:p>-30,4575749056</text:p>
          </table:table-cell>
          <table:table-cell table:formula="of:=20*LOG([.W2]/4)" office:value-type="float" office:value="-32.0411998265592">
            <text:p>-32,0411998266</text:p>
          </table:table-cell>
          <table:table-cell table:formula="of:=20*LOG([.X2]/4)" office:value-type="float" office:value="-33.9794000867204">
            <text:p>-33,9794000867</text:p>
          </table:table-cell>
          <table:table-cell table:formula="of:=20*LOG([.Y2]/4)" office:value-type="float" office:value="-33.9794000867204">
            <text:p>-33,97940008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15:06:48.33</meta:creation-date>
    <dc:date>2015-09-09T16:18:51.66</dc:date>
    <meta:editing-duration>PT9M7S</meta:editing-duration>
    <meta:editing-cycles>1</meta:editing-cycles>
    <meta:document-statistic meta:table-count="1" meta:cell-count="75" meta:object-count="1"/>
    <meta:generator>LibreOffice/4.0.4.2$Windows_x86 LibreOffice_project/9e9821abd0ffdbc09cd8c52eaa574fa09eb08f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197cm" svg:height="8.988cm" xlink:href=".." xlink:type="simple" chart:class="chart:scatter" chart:style-name="ch1">
        <chart:legend chart:legend-position="end" svg:x="27.339cm" svg:y="4.182cm" style:legend-expansion="high" chart:style-name="ch2"/>
        <chart:plot-area chart:style-name="ch3" table:cell-range-address="Feuille1.A1:Feuille1.Y1 Feuille1.A3:Feuille1.Y3" chart:data-source-has-labels="column" svg:x="1.072cm" svg:y="0.771cm" svg:width="25.018cm" svg:height="7.614cm">
          <chartooo:coordinate-region svg:x="1.799cm" svg:y="0.983cm" svg:width="24.104cm" svg:height="7.1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3:Feuille1.Y3" chart:label-cell-address="Feuille1.A3:Feuille1.A3" chart:class="chart:scatter">
            <chart:domain table:cell-range-address="Feuille1.B1:Feuille1.Y1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1.B1:Feuille1.Y1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2.1">
                <text:p>2.1</text:p>
              </table:table-cell>
              <table:table-cell office:value-type="float" office:value="2.2">
                <text:p>2.2</text:p>
              </table:table-cell>
              <table:table-cell office:value-type="float" office:value="2.3">
                <text:p>2.3</text:p>
              </table:table-cell>
              <table:table-cell office:value-type="float" office:value="2.4">
                <text:p>2.4</text:p>
              </table:table-cell>
              <table:table-cell office:value-type="float" office:value="2.5">
                <text:p>2.5</text:p>
              </table:table-cell>
              <table:table-cell office:value-type="float" office:value="2.6">
                <text:p>2.6</text:p>
              </table:table-cell>
              <table:table-cell office:value-type="float" office:value="2.7">
                <text:p>2.7</text:p>
              </table:table-cell>
              <table:table-cell office:value-type="float" office:value="2.8">
                <text:p>2.8</text:p>
              </table:table-cell>
              <table:table-cell office:value-type="float" office:value="2.9">
                <text:p>2.9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mplitude (dBV)</text:p>
                <draw:g>
                  <svg:desc>Feuille1.A3:Feuille1.A3</svg:desc>
                </draw:g>
              </table:table-cell>
              <table:table-cell office:value-type="float" office:value="NaN">
                <text:p>NaN</text:p>
                <draw:g>
                  <svg:desc>Feuille1.B3:Feuille1.Y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-26.0205999132796">
                <text:p>-26.0205999132796</text:p>
              </table:table-cell>
              <table:table-cell office:value-type="float" office:value="-21.9382002601611">
                <text:p>-21.9382002601611</text:p>
              </table:table-cell>
              <table:table-cell office:value-type="float" office:value="-14.1993077727496">
                <text:p>-14.1993077727496</text:p>
              </table:table-cell>
              <table:table-cell office:value-type="float" office:value="-11.8691963913209">
                <text:p>-11.8691963913209</text:p>
              </table:table-cell>
              <table:table-cell office:value-type="float" office:value="-9.3704216591549">
                <text:p>-9.3704216591549</text:p>
              </table:table-cell>
              <table:table-cell office:value-type="float" office:value="-6.10789602132862">
                <text:p>-6.10789602132862</text:p>
              </table:table-cell>
              <table:table-cell office:value-type="float" office:value="-2.04745817419117">
                <text:p>-2.04745817419117</text:p>
              </table:table-cell>
              <table:table-cell office:value-type="float" office:value="-0.819172153578128">
                <text:p>-0.819172153578128</text:p>
              </table:table-cell>
              <table:table-cell office:value-type="float" office:value="-4.15216621003492">
                <text:p>-4.15216621003492</text:p>
              </table:table-cell>
              <table:table-cell office:value-type="float" office:value="-7.43222139899377">
                <text:p>-7.43222139899377</text:p>
              </table:table-cell>
              <table:table-cell office:value-type="float" office:value="-9.89700043360188">
                <text:p>-9.89700043360188</text:p>
              </table:table-cell>
              <table:table-cell office:value-type="float" office:value="-11.8691963913209">
                <text:p>-11.8691963913209</text:p>
              </table:table-cell>
              <table:table-cell office:value-type="float" office:value="-13.3512308016879">
                <text:p>-13.3512308016879</text:p>
              </table:table-cell>
              <table:table-cell office:value-type="float" office:value="-18.4163750790475">
                <text:p>-18.4163750790475</text:p>
              </table:table-cell>
              <table:table-cell office:value-type="float" office:value="-21.9382002601611">
                <text:p>-21.9382002601611</text:p>
              </table:table-cell>
              <table:table-cell office:value-type="float" office:value="-24.4369749923271">
                <text:p>-24.4369749923271</text:p>
              </table:table-cell>
              <table:table-cell office:value-type="float" office:value="-26.0205999132796">
                <text:p>-26.0205999132796</text:p>
              </table:table-cell>
              <table:table-cell office:value-type="float" office:value="-27.9588001734407">
                <text:p>-27.9588001734407</text:p>
              </table:table-cell>
              <table:table-cell office:value-type="float" office:value="-30.4575749056067">
                <text:p>-30.4575749056067</text:p>
              </table:table-cell>
              <table:table-cell office:value-type="float" office:value="-32.0411998265592">
                <text:p>-32.0411998265592</text:p>
              </table:table-cell>
              <table:table-cell office:value-type="float" office:value="-33.9794000867204">
                <text:p>-33.9794000867204</text:p>
              </table:table-cell>
              <table:table-cell office:value-type="float" office:value="-33.9794000867204">
                <text:p>-33.97940008672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Windows_x86 LibreOffice_project/9e9821abd0ffdbc09cd8c52eaa574fa09eb08f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